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33ff99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Сlassifi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belongs_to :own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groups, as :groupable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properti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catalogs</text:p>
          </table:table-cell>
          <table:table-cell table:style-name="ce1"/>
          <table:table-cell/>
        </table:table-row>
      </table:table>
      <table:table table:name="Catalog" table:style-name="ta2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Группы товаров в 1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owner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</table:table>
      <table:table table:name="Product" table:style-name="ta2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id_xml</text:p>
          </table:table-cell>
          <table:table-cell table:style-name="ce3"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Штрихкод</text:p>
          </table:table-cell>
          <table:table-cell/>
        </table:table-row>
        <table:table-row table:style-name="ro1">
          <table:table-cell office:value-type="string" calcext:value-type="string">
            <text:p>vendor_code</text:p>
          </table:table-cell>
          <table:table-cell office:value-type="string" calcext:value-type="string">
            <text:p>Артикул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unit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Описание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ссылка на картинку</text:p>
          </table:table-cell>
          <table:table-cell/>
        </table:table-row>
        <table:table-row table:style-name="ro1">
          <table:table-cell office:value-type="string" calcext:value-type="string">
            <text:p>catalog_id </text:p>
          </table:table-cell>
          <table:table-cell office:value-type="string" calcext:value-type="string">
            <text:p>связь с каталогом (группа товара)</text:p>
          </table:table-cell>
          <table:table-cell/>
        </table:table-row>
        <table:table-row table:style-name="ro1">
          <table:table-cell office:value-type="string" calcext:value-type="string">
            <text:p>group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product</text:p>
          </table:table-cell>
          <table:table-cell office:value-type="string" calcext:value-type="string">
            <text:p>Вид номенклатуры</text:p>
          </table:table-cell>
          <table:table-cell/>
        </table:table-row>
        <table:table-row table:style-name="ro1">
          <table:table-cell office:value-type="string" calcext:value-type="string">
            <text:p>type_nomenclature</text:p>
          </table:table-cell>
          <table:table-cell office:value-type="string" calcext:value-type="string">
            <text:p>Тип номенклатуры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 office:value-type="string" calcext:value-type="string">
            <text:p>has_and_belongs_to_many :attribute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<text:s/>belongs_to :catalog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and_belongs_to_many :taxe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unit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many :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s_and_belongs_to_many :group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requisite</text:p>
          </table:table-cell>
          <table:table-cell table:number-columns-repeated="2"/>
        </table:table-row>
      </table:table>
      <table:table table:name="Requisite" table:style-name="ta2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duct</text:p>
          </table:table-cell>
          <table:table-cell table:style-name="ce1"/>
        </table:table-row>
      </table:table>
      <table:table table:name="Unit" table:style-name="ta2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full_name</text:p>
          </table:table-cell>
          <table:table-cell/>
        </table:table-row>
        <table:table-row table:style-name="ro1">
          <table:table-cell office:value-type="string" calcext:value-type="string">
            <text:p>intern_cut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/>
        </table:table-row>
      </table:table>
      <table:table table:name="Attribute" table:style-name="ta2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 calcext:value-type="string">
            <text:p>has_and_belongs_to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many :attribute_value</text:p>
          </table:table-cell>
          <table:table-cell table:style-name="ce2" table:number-columns-repeated="2"/>
        </table:table-row>
      </table:table>
      <table:table table:name="Attribute_value" table:style-name="ta2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ribute_id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attribute</text:p>
          </table:table-cell>
          <table:table-cell table:style-name="ce2"/>
        </table:table-row>
      </table:table>
      <table:table table:name="Attributes_Products" table:style-name="ta2">
        <table:table-column table:style-name="co1" table:default-cell-style-name="Default"/>
        <table:table-row table:style-name="ro1">
          <table:table-cell office:value-type="string" calcext:value-type="string">
            <text:p>attribute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Tax" table:style-name="ta2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 налог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ставка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" office:value-type="string" calcext:value-type="string">
            <text:p>has_and_belongs_to_many :product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has_many :taxes_in_type_price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has_many :taxs, through: :taxes_in_type_prices</text:p>
          </table:table-cell>
          <table:table-cell table:style-name="ce2" table:number-columns-repeated="3"/>
        </table:table-row>
      </table:table>
      <table:table table:name="Products_Taxes" table:style-name="ta2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tax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Оwner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fficial_name</text:p>
          </table:table-cell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>
          <table:table-cell office:value-type="string" calcext:value-type="string">
            <text:p>name_type</text:p>
          </table:table-cell>
          <table:table-cell office:value-type="string" calcext:value-type="string">
            <text:p>Наименование тип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комментарий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Представление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инн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 office:value-type="string" calcext:value-type="string">
            <text:p>КПП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catalogs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has_many :classifie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ayment_account</text:p>
          </table:table-cell>
          <table:table-cell table:style-name="ce2"/>
          <table:table-cell/>
        </table:table-row>
      </table:table>
      <table:table table:name="Bank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yment_account_id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rrespondent_account</text:p>
          </table:table-cell>
          <table:table-cell/>
        </table:table-row>
        <table:table-row table:style-name="ro1">
          <table:table-cell office:value-type="string" calcext:value-type="string">
            <text:p>bik</text:p>
          </table:table-cell>
          <table:table-cell office:value-type="string" calcext:value-type="string">
            <text:p>БИК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locality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payment_account</text:p>
          </table:table-cell>
          <table:table-cell table:style-name="ce2"/>
        </table:table-row>
      </table:table>
      <table:table table:name="payment_account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yment_accou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wner_i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 calcext:value-type="string">
            <text:p>has_one :bank</text:p>
          </table:table-cell>
        </table:table-row>
        <table:table-row table:style-name="ro1">
          <table:table-cell table:style-name="ce1" office:value-type="string" calcext:value-type="string">
            <text:p>belongs_to :owner</text:p>
          </table:table-cell>
        </table:table-row>
      </table:table>
      <table:table table:name="Type_price" table:style-name="ta2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2" office:value-type="string" calcext:value-type="string">
            <text:p>has_many :taxes_in_price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has_many :taxs, through: :taxes_in_type_prices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has_many :prices</text:p>
          </table:table-cell>
          <table:table-cell table:style-name="ce2"/>
          <table:table-cell table:number-columns-repeated="2"/>
        </table:table-row>
      </table:table>
      <table:table table:name="Taxes_in_type_price" table:style-name="ta2"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_price_id</text:p>
          </table:table-cell>
          <table:table-cell/>
        </table:table-row>
        <table:table-row table:style-name="ro1">
          <table:table-cell office:value-type="string" calcext:value-type="string">
            <text:p>tax_id</text:p>
          </table:table-cell>
          <table:table-cell/>
        </table:table-row>
        <table:table-row table:style-name="ro1">
          <table:table-cell office:value-type="string" calcext:value-type="string">
            <text:p>in_type_price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type_pric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elongs_to :tax</text:p>
          </table:table-cell>
          <table:table-cell table:style-name="ce2"/>
        </table:table-row>
      </table:table>
      <table:table table:name="Price" table:style-name="ta2"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>
          <table:table-cell office:value-type="string" calcext:value-type="string">
            <text:p>coefficient</text:p>
          </table:table-cell>
          <table:table-cell/>
        </table:table-row>
        <table:table-row table:style-name="ro1">
          <table:table-cell office:value-type="string" calcext:value-type="string">
            <text:p>type_price_id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Количество Товара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product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elongs_to :type_pric</text:p>
          </table:table-cell>
          <table:table-cell table:style-name="ce2"/>
        </table:table-row>
      </table:table>
      <table:table table:name="Group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has_and_belongs_to_many :produc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longs_to :groupable, polymorphic: true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groups, as :groupable</text:p>
          </table:table-cell>
          <table:table-cell table:style-name="ce1" table:number-columns-repeated="2"/>
        </table:table-row>
      </table:table>
      <table:table table:name="Property" table:style-name="ta1"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Значение (Строка (по умолчанию), Число, <text:s/>ДатаВремя, Справочник) <text:s/>если Справочник то смотрим в таблицу Handbook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>
            <text:p>has_many :handbook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 table:number-columns-repeated="2"/>
        </table:table-row>
      </table:table>
      <table:table table:name="Handbook" table:style-name="ta2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ИдЗначение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perties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perty</text:p>
          </table:table-cell>
          <table:table-cell table:style-name="ce1"/>
        </table:table-row>
      </table:table>
      <table:table table:name="Classifiers_Properties" table:style-name="ta2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classifier_id</text:p>
          </table:table-cell>
        </table:table-row>
        <table:table-row table:style-name="ro1">
          <table:table-cell office:value-type="string" calcext:value-type="string">
            <text:p>property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Groups_Products" table:style-name="ta2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group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09:58:24.460426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6-30T12:57:58.452757353</meta:creation-date>
    <meta:generator>LibreOffice/5.0.3.2$Linux_X86_64 LibreOffice_project/00m0$Build-2</meta:generator>
    <dc:date>2016-07-04T14:38:39.576920134</dc:date>
    <meta:editing-duration>PT15H8M52S</meta:editing-duration>
    <meta:editing-cycles>173</meta:editing-cycles>
    <dc:creator>Artem </dc:creator>
    <meta:document-statistic meta:table-count="21" meta:cell-count="174" meta:object-count="0"/>
  </office:meta>
</office:document-meta>
</file>